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2600000450376F825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97cm" svg:height="22.365cm" svg:x="7.034cm" svg:y="3.175cm" svg:viewBox="0 0 12971 22366" draw:points="12863,1340 7959,1340 7959,0 6266,0 6266,1658 3938,1658 3938,4339 33,4343 0,8118 775,8118 775,10151 2840,10151 2840,13507 97,13507 92,16757 3303,16757 3324,18347 5002,18347 4996,22295 6019,22295 6034,18347 9745,18347 9758,22366 10817,22366 10810,18379 12971,18379">
          <text:p/>
        </draw:polygon>
        <draw:g>
          <draw:custom-shape draw:style-name="gr2" draw:text-style-name="P1" draw:layer="layout" svg:width="0.607cm" svg:height="0.607cm" svg:x="16.052cm" svg:y="3.14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4.003cm" svg:height="0.725cm" svg:x="16.587cm" svg:y="3.087cm">
            <draw:text-box>
              <text:p><text:span text:style-name="T1">= GUI version only</text:span></text:p>
            </draw:text-box>
          </draw:frame>
        </draw:g>
        <draw:frame draw:style-name="gr4" draw:text-style-name="P1" draw:layer="layout" svg:width="16.809cm" svg:height="23.027cm" svg:x="2.681cm" svg:y="2.759cm">
          <draw:image xlink:href="Pictures/100002010000032600000450376F825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5-21T13:31:59</meta:creation-date>
    <dc:date>2014-06-10T15:29:03</dc:date>
    <dc:creator>Jo Asplin</dc:creator>
    <meta:editing-duration>PT28M50S</meta:editing-duration>
    <meta:editing-cycles>8</meta:editing-cycles>
    <meta:generator>LibreOffice/3.5$Linux_X86_64 LibreOffice_project/350m1$Build-2</meta:generator>
    <meta:document-statistic meta:object-count="5"/>
  </office:meta>
</office:document-meta>
</file>